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f185" officeooo:paragraph-rsid="000df185"/>
    </style:style>
    <style:style style:name="P2" style:family="paragraph" style:parent-style-name="Standard">
      <style:text-properties officeooo:rsid="000ff1d4" officeooo:paragraph-rsid="000ff1d4"/>
    </style:style>
    <style:style style:name="P3" style:family="paragraph" style:parent-style-name="Standard">
      <style:text-properties officeooo:rsid="0013b801" officeooo:paragraph-rsid="0013b801"/>
    </style:style>
    <style:style style:name="P4" style:family="paragraph" style:parent-style-name="Standard">
      <style:text-properties officeooo:rsid="000e68cb" officeooo:paragraph-rsid="0014ef49"/>
    </style:style>
    <style:style style:name="P5" style:family="paragraph" style:parent-style-name="Standard" style:list-style-name="L1">
      <style:text-properties officeooo:paragraph-rsid="000e68cb"/>
    </style:style>
    <style:style style:name="P6" style:family="paragraph" style:parent-style-name="Standard" style:list-style-name="L2">
      <style:text-properties officeooo:rsid="0014ef49" officeooo:paragraph-rsid="0014ef49"/>
    </style:style>
    <style:style style:name="P7" style:family="paragraph" style:parent-style-name="Standard">
      <style:text-properties officeooo:rsid="0014ef49" officeooo:paragraph-rsid="0014ef49"/>
    </style:style>
    <style:style style:name="P8" style:family="paragraph" style:parent-style-name="Standard">
      <style:text-properties officeooo:rsid="00161e6a" officeooo:paragraph-rsid="00161e6a"/>
    </style:style>
    <style:style style:name="P9" style:family="paragraph" style:parent-style-name="Standard" style:list-style-name="L2">
      <style:text-properties officeooo:rsid="00161e6a" officeooo:paragraph-rsid="00161e6a"/>
    </style:style>
    <style:style style:name="P10" style:family="paragraph" style:parent-style-name="Standard">
      <style:text-properties officeooo:rsid="00161e6a" officeooo:paragraph-rsid="000ff1d4"/>
    </style:style>
    <style:style style:name="P11" style:family="paragraph" style:parent-style-name="Standard">
      <style:text-properties officeooo:rsid="00161e6a" officeooo:paragraph-rsid="0020c75c"/>
    </style:style>
    <style:style style:name="P12" style:family="paragraph" style:parent-style-name="Standard">
      <style:text-properties officeooo:rsid="00161e6a" officeooo:paragraph-rsid="002c098c"/>
    </style:style>
    <style:style style:name="P13" style:family="paragraph" style:parent-style-name="Standard" style:list-style-name="L2">
      <style:text-properties officeooo:rsid="0018b4c4" officeooo:paragraph-rsid="0018b4c4"/>
    </style:style>
    <style:style style:name="P14" style:family="paragraph" style:parent-style-name="Standard">
      <style:text-properties officeooo:rsid="0018d573" officeooo:paragraph-rsid="0018d573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e68cb" officeooo:paragraph-rsid="0014ef49" style:font-weight-asian="bold" style:font-weight-complex="bold"/>
    </style:style>
    <style:style style:name="P16" style:family="paragraph" style:parent-style-name="Standard" style:list-style-name="L2">
      <style:text-properties officeooo:rsid="001d6c3c" officeooo:paragraph-rsid="001d6c3c"/>
    </style:style>
    <style:style style:name="P17" style:family="paragraph" style:parent-style-name="Standard">
      <style:text-properties officeooo:rsid="00218fda" officeooo:paragraph-rsid="00218fda"/>
    </style:style>
    <style:style style:name="P18" style:family="paragraph" style:parent-style-name="Standard">
      <style:text-properties officeooo:rsid="002208b9" officeooo:paragraph-rsid="002208b9"/>
    </style:style>
    <style:style style:name="P19" style:family="paragraph" style:parent-style-name="Standard" style:list-style-name="L2">
      <style:text-properties officeooo:rsid="0023184d" officeooo:paragraph-rsid="0023184d"/>
    </style:style>
    <style:style style:name="P20" style:family="paragraph" style:parent-style-name="Standard" style:list-style-name="L2">
      <style:text-properties officeooo:rsid="0026c1d4" officeooo:paragraph-rsid="0026c1d4"/>
    </style:style>
    <style:style style:name="P21" style:family="paragraph" style:parent-style-name="Standard">
      <style:text-properties officeooo:rsid="002de910" officeooo:paragraph-rsid="002de910"/>
    </style:style>
    <style:style style:name="T1" style:family="text">
      <style:text-properties officeooo:rsid="000e68cb"/>
    </style:style>
    <style:style style:name="T2" style:family="text">
      <style:text-properties officeooo:rsid="0014ef49"/>
    </style:style>
    <style:style style:name="T3" style:family="text">
      <style:text-properties officeooo:rsid="00161e6a"/>
    </style:style>
    <style:style style:name="T4" style:family="text">
      <style:text-properties officeooo:rsid="0018299f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3b801" style:font-weight-asian="bold" style:font-weight-complex="bold"/>
    </style:style>
    <style:style style:name="T7" style:family="text">
      <style:text-properties officeooo:rsid="001fcb56"/>
    </style:style>
    <style:style style:name="T8" style:family="text">
      <style:text-properties officeooo:rsid="0020c75c"/>
    </style:style>
    <style:style style:name="T9" style:family="text">
      <style:text-properties officeooo:rsid="002208b9"/>
    </style:style>
    <style:style style:name="T10" style:family="text">
      <style:text-properties officeooo:rsid="0026c1d4"/>
    </style:style>
    <style:style style:name="T11" style:family="text">
      <style:text-properties officeooo:rsid="0028eb31"/>
    </style:style>
    <style:style style:name="T12" style:family="text">
      <style:text-properties officeooo:rsid="002ac947"/>
    </style:style>
    <style:style style:name="T13" style:family="text">
      <style:text-properties officeooo:rsid="002c41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Tela </text:span><text:span text:style-name="T6">principal </text:span></text:p>
      <text:p text:style-name="P2"/>
      <text:p text:style-name="P10"/>
      <text:p text:style-name="P7">Panel com label Bem-vindo, uma figura <text:span text:style-name="T12">de fundo </text:span>e o nome do aplicativo.</text:p>
      <text:p text:style-name="P3"/>
      <text:p text:style-name="P3">Combos: </text:p>
      <text:p text:style-name="P1"/>
      <text:list xml:id="list3149059914690598816" text:style-name="L1">
        <text:list-item>
          <text:p text:style-name="P5"><text:span text:style-name="T1">Selecione a base de dados a ser importada</text:span></text:p>
        </text:list-item>
        <text:list-item>
          <text:p text:style-name="P5"><text:span text:style-name="T1">Selecione o formato dos dados a serem importados (txt, csv)</text:span></text:p>
        </text:list-item>
        <text:list-item>
          <text:p text:style-name="P5"><text:span text:style-name="T1">Selecione o tipo de distribuição de rede</text:span></text:p>
        </text:list-item>
      </text:list>
      <text:p text:style-name="P8"/>
      <text:p text:style-name="P8">Command button - <text:span text:style-name="T8">V</text:span>isualizar</text:p>
      <text:p text:style-name="P11">Command button – <text:span text:style-name="T8">Sair do aplicativo</text:span></text:p>
      <text:p text:style-name="P18"/>
      <text:p text:style-name="P15"><text:span text:style-name="T2">Tela de visualização: </text:span></text:p>
      <text:p text:style-name="P4"/>
      <text:list xml:id="list3711655769106837489" text:style-name="L2">
        <text:list-item>
          <text:p text:style-name="P6">Mostrar ao lado da rede um panel com as informações <text:span text:style-name="T9">básicas:</text:span> Número de nós, <text:span text:style-name="T7">número</text:span> de linhas </text:p>
        </text:list-item>
        <text:list-item>
          <text:p text:style-name="P6">Mostrar <text:span text:style-name="T11">um panel com os checkbox: </text:span></text:p>
          <text:list>
            <text:list-item>
              <text:p text:style-name="P9">Mostrar rótulos dos nós</text:p>
            </text:list-item>
            <text:list-item>
              <text:p text:style-name="P19">Mostrar grau das linhas</text:p>
            </text:list-item>
            <text:list-item>
              <text:p text:style-name="P9">Mostrar rótulos das linhas</text:p>
            </text:list-item>
            <text:list-item>
              <text:p text:style-name="P9">Mostr<text:span text:style-name="T4">ar as opções para cálculo das medidas da rede: listbox com checkbox</text:span></text:p>
              <text:list>
                <text:list-item>
                  <text:p text:style-name="P16">Centralidades: as quatro...</text:p>
                </text:list-item>
                <text:list-item>
                  <text:p text:style-name="P13">Coeficiente de clusterização</text:p>
                </text:list-item>
                <text:list-item>
                  <text:p text:style-name="P13">Densidade</text:p>
                </text:list-item>
                <text:list-item>
                  <text:p text:style-name="P20">Caminho médio</text:p>
                </text:list-item>
                <text:list-item>
                  <text:p text:style-name="P13">Di<text:span text:style-name="T10">âmetro</text:span></text:p>
                </text:list-item>
                <text:list-item>
                  <text:p text:style-name="P20">Grau médio</text:p>
                </text:list-item>
                <text:list-item>
                  <text:p text:style-name="P13">Transitividade</text:p>
                </text:list-item>
              </text:list>
            </text:list-item>
          </text:list>
        </text:list-item>
      </text:list>
      <text:p text:style-name="P17"/>
      <text:p text:style-name="P12">Command button - <text:span text:style-name="T8">V</text:span>isualizar</text:p>
      <text:p text:style-name="P12">Command button – <text:span text:style-name="T8">Sair do aplicativo</text:span></text:p>
      <text:p text:style-name="P17"/>
      <text:p text:style-name="P17">Baseados nas métricas, definimos as características estruturai<text:span text:style-name="T13">s da rede?? Fazer os cálculos já parece tao trabalhoso...</text:span></text:p>
      <text:p text:style-name="P14"/>
      <text:p text:style-name="P21">Para cada medida de rede, podemos colocar tipos quando o usuário clicar, informando o que é med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Marques</meta:initial-creator>
    <meta:creation-date>2017-05-18T21:59:31.924000000</meta:creation-date>
    <dc:date>2017-05-21T14:07:59.723000000</dc:date>
    <dc:creator>Fernando Marques</dc:creator>
    <meta:editing-duration>PT1H16M42S</meta:editing-duration>
    <meta:editing-cycles>34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26" meta:word-count="171" meta:character-count="1013" meta:non-whitespace-character-count="877"/>
  </office:meta>
</office:document-meta>
</file>